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1" svg:font-family="'PT Serif'" style:font-adornments="Regular" style:font-family-generic="roman"/>
    <style:font-face style:name="PT Serif" svg:font-family="'PT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6.25mm"/>
    </style:style>
    <style:style style:name="co2" style:family="table-column">
      <style:table-column-properties fo:break-before="auto" style:column-width="9.33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62.7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8.05mm"/>
    </style:style>
    <style:style style:name="co7" style:family="table-column">
      <style:table-column-properties fo:break-before="auto" style:column-width="11.01mm"/>
    </style:style>
    <style:style style:name="co8" style:family="table-column">
      <style:table-column-properties fo:break-before="auto" style:column-width="22mm"/>
    </style:style>
    <style:style style:name="co9" style:family="table-column">
      <style:table-column-properties fo:break-before="auto" style:column-width="31.84mm"/>
    </style:style>
    <style:style style:name="ro1" style:family="table-row">
      <style:table-row-properties style:row-height="5.1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PT Sans Captio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PT Serif" fo:font-size="11pt" style:font-size-asian="11pt" style:font-size-complex="11pt"/>
    </style:style>
    <style:style style:name="ce3" style:family="table-cell" style:parent-style-name="Default">
      <style:text-properties style:font-name="PT Serif" fo:font-size="11pt" fo:font-style="italic" style:font-size-asian="11pt" style:font-style-asian="italic" style:font-size-complex="11pt" style:font-style-complex="italic"/>
    </style:style>
    <style:style style:name="ce4" style:family="table-cell" style:parent-style-name="Default">
      <style:text-properties style:font-name="PT Sans Captio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style:font-name="PT Serif"/>
    </style:style>
    <style:style style:name="ce6" style:family="table-cell" style:parent-style-name="Default">
      <style:text-properties style:font-name="PT Serif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PT Sans Captio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PT Serif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PT Serif" fo:font-size="11pt" fo:font-style="italic" style:font-size-asian="11pt" style:font-style-asian="italic" style:font-size-complex="11pt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PT Serif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PT Serif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ext-properties style:font-name="PT Serif"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style:font-name="PT 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PT Serif" fo:font-size="11pt" fo:font-style="italic" style:font-size-asian="11pt" style:font-style-asian="italic" style:font-size-complex="11pt" style:font-style-complex="italic"/>
    </style:style>
    <style:style style:name="ce25" style:family="table-cell" style:parent-style-name="Default" style:data-style-name="N104">
      <style:text-properties style:font-name="PT Serif" fo:font-size="11pt" style:font-size-asian="11pt" style:font-size-complex="11pt"/>
    </style:style>
    <style:style style:name="ce26" style:family="table-cell" style:parent-style-name="Default" style:data-style-name="N104">
      <style:text-properties style:font-name="PT Serif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PT Sans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PT San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PT Serif"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PT Serif"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PT Serif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T1" style:family="text">
      <style:text-properties style:font-name="PT Serif"/>
    </style:style>
  </office:automatic-styles>
  <office:body>
    <office:spreadsheet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EHW8 Seahorse Bill of Parts</text:p>
          </table:table-cell>
          <table:table-cell table:style-name="ce1"/>
          <table:table-cell table:style-name="ce7"/>
          <table:table-cell table:style-name="ce1"/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8"/>
          <table:table-cell table:style-name="ce2"/>
          <table:table-cell table:style-name="ce5" table:number-columns-repeated="9"/>
          <table:table-cell table:number-columns-repeated="1011"/>
        </table:table-row>
        <table:table-row table:style-name="ro2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Qty</text:p>
          </table:table-cell>
          <table:table-cell table:style-name="ce9" office:value-type="string" calcext:value-type="string">
            <text:p>Farnell part #</text:p>
          </table:table-cell>
          <table:table-cell table:style-name="ce3" office:value-type="string" calcext:value-type="string">
            <text:p>Comment</text:p>
          </table:table-cell>
          <table:table-cell table:style-name="ce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 calcext:value-type="string">
            <text:p>Seahorse PCB</text:p>
          </table:table-cell>
          <table:table-cell table:style-name="ce2" office:value-type="float" office:value="1" calcext:value-type="float">
            <text:p>1</text:p>
          </table:table-cell>
          <table:table-cell table:style-name="ce8"/>
          <table:table-cell table:style-name="ce2" table:number-columns-repeated="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 calcext:value-type="string">
            <text:p>Conductive thread (meters)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2419161" calcext:value-type="float">
            <text:p>2419161</text:p>
          </table:table-cell>
          <table:table-cell table:style-name="ce2" office:value-type="string" calcext:value-type="string">
            <text:p>Allow 10m per pack</text:p>
          </table:table-cell>
          <table:table-cell table:style-name="ce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 calcext:value-type="string">
            <text:p>6-pin header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022255" calcext:value-type="float">
            <text:p>1022255</text:p>
          </table:table-cell>
          <table:table-cell table:style-name="ce2" office:value-type="string" calcext:value-type="string">
            <text:p>For temporary/permanent UART, or cut up 40 pin</text:p>
          </table:table-cell>
          <table:table-cell table:style-name="ce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 calcext:value-type="string">
            <text:p>28 pin DIP socket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103850" calcext:value-type="float">
            <text:p>1103850</text:p>
          </table:table-cell>
          <table:table-cell table:style-name="ce2" table:number-columns-repeated="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 calcext:value-type="string">
            <text:p>2-pin tactile switch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2396052" calcext:value-type="float">
            <text:p>2396052</text:p>
          </table:table-cell>
          <table:table-cell table:style-name="ce2" table:number-columns-repeated="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 calcext:value-type="string">
            <text:p>10mm LED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1142474" calcext:value-type="float">
            <text:p>1142474</text:p>
          </table:table-cell>
          <table:table-cell table:style-name="ce2" table:number-columns-repeated="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 calcext:value-type="string">
            <text:p>ATMEGA328P-PU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715487" calcext:value-type="float">
            <text:p>1715487</text:p>
          </table:table-cell>
          <table:table-cell table:style-name="ce2" table:number-columns-repeated="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 calcext:value-type="string">
            <text:p>100nF capacitor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1600820" calcext:value-type="float">
            <text:p>1600820</text:p>
          </table:table-cell>
          <table:table-cell table:style-name="ce2" table:number-columns-repeated="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 calcext:value-type="string">
            <text:p>22pF capacitor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9411674" calcext:value-type="float">
            <text:p>9411674</text:p>
          </table:table-cell>
          <table:table-cell table:style-name="ce2" table:number-columns-repeated="2"/>
          <table:table-cell table:style-name="ce5" table:number-columns-repeated="8"/>
          <table:table-cell table:number-columns-repeated="1011"/>
        </table:table-row>
        <table:table-row table:style-name="ro3">
          <table:table-cell table:style-name="ce2" office:value-type="string" calcext:value-type="string">
            <text:p>10k<text:span text:style-name="T1">Ω resistor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700251" calcext:value-type="float">
            <text:p>1700251</text:p>
          </table:table-cell>
          <table:table-cell table:style-name="ce2" office:value-type="string" calcext:value-type="string">
            <text:p>125mW or 250mW</text:p>
          </table:table-cell>
          <table:table-cell table:style-name="ce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 calcext:value-type="string">
            <text:p>16MHz quartz crystal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611761" calcext:value-type="float">
            <text:p>1611761</text:p>
          </table:table-cell>
          <table:table-cell table:style-name="ce2" table:number-columns-repeated="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 calcext:value-type="string">
            <text:p>T-1 3/4 5mm IR emitter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716710" calcext:value-type="float">
            <text:p>1716710</text:p>
          </table:table-cell>
          <table:table-cell table:style-name="ce2" table:number-columns-repeated="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 calcext:value-type="string">
            <text:p>MINICAST AGC2 IR receiver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2251357" calcext:value-type="float">
            <text:p>2251357</text:p>
          </table:table-cell>
          <table:table-cell table:style-name="ce2" office:value-type="string" calcext:value-type="string">
            <text:p>E.g. Vishay <text:s/>TSOP38236</text:p>
          </table:table-cell>
          <table:table-cell table:style-name="ce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 calcext:value-type="string">
            <text:p>SMD 20mm coin cell battery holder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2064713" calcext:value-type="float">
            <text:p>2064713</text:p>
          </table:table-cell>
          <table:table-cell table:style-name="ce2" office:value-type="string" calcext:value-type="string">
            <text:p>Can hold 2 x CR2016</text:p>
          </table:table-cell>
          <table:table-cell table:style-name="ce2"/>
          <table:table-cell table:style-name="ce5" table:number-columns-repeated="8"/>
          <table:table-cell table:number-columns-repeated="1011"/>
        </table:table-row>
        <table:table-row table:style-name="ro3">
          <table:table-cell table:style-name="ce2" office:value-type="string" calcext:value-type="string">
            <text:p>10<text:span text:style-name="T1">μF electrolytic capacitor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902913" calcext:value-type="float">
            <text:p>1902913</text:p>
          </table:table-cell>
          <table:table-cell table:style-name="ce2" table:number-columns-repeated="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 calcext:value-type="string">
            <text:p>CR2016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2065169" calcext:value-type="float">
            <text:p>2065169</text:p>
          </table:table-cell>
          <table:table-cell table:style-name="ce2" table:number-columns-repeated="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 calcext:value-type="string">
            <text:p>Small signal diode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2322485" calcext:value-type="float">
            <text:p>2322485</text:p>
          </table:table-cell>
          <table:table-cell table:style-name="ce2" office:value-type="string" calcext:value-type="string">
            <text:p>1N4148 or similar</text:p>
          </table:table-cell>
          <table:table-cell table:style-name="ce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table:number-columns-repeated="2"/>
          <table:table-cell table:style-name="ce8"/>
          <table:table-cell table:style-name="ce2" table:number-columns-repeated="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4" office:value-type="string" calcext:value-type="string">
            <text:p>Packaging</text:p>
          </table:table-cell>
          <table:table-cell table:style-name="ce6"/>
          <table:table-cell table:style-name="ce10"/>
          <table:table-cell table:style-name="ce6" table:number-columns-repeated="2"/>
          <table:table-cell table:style-name="ce13" table:number-columns-repeated="8"/>
          <table:table-cell table:style-name="ce14" table:number-columns-repeated="1011"/>
        </table:table-row>
        <table:table-row table:style-name="ro2">
          <table:table-cell table:style-name="ce3"/>
          <table:table-cell table:style-name="ce3" office:value-type="string" calcext:value-type="string">
            <text:p>Qty</text:p>
          </table:table-cell>
          <table:table-cell table:style-name="ce9" office:value-type="string" calcext:value-type="string">
            <text:p>Farnell part #</text:p>
          </table:table-cell>
          <table:table-cell table:style-name="ce3" office:value-type="string" calcext:value-type="string">
            <text:p>Comment</text:p>
          </table:table-cell>
          <table:table-cell table:style-name="ce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 calcext:value-type="string">
            <text:p>Conductive bag 6” x 8”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687795" calcext:value-type="float">
            <text:p>1687795</text:p>
          </table:table-cell>
          <table:table-cell table:style-name="ce2" table:number-columns-repeated="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 calcext:value-type="string">
            <text:p>1” x 2” conductive foam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687855" calcext:value-type="float">
            <text:p>1687855</text:p>
          </table:table-cell>
          <table:table-cell table:style-name="ce2" table:number-columns-repeated="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table:number-columns-repeated="2"/>
          <table:table-cell table:style-name="ce8"/>
          <table:table-cell table:style-name="ce2" table:number-columns-repeated="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4" office:value-type="string" calcext:value-type="string">
            <text:p>Optional</text:p>
          </table:table-cell>
          <table:table-cell table:style-name="ce6"/>
          <table:table-cell table:style-name="ce10"/>
          <table:table-cell table:style-name="ce6" table:number-columns-repeated="2"/>
          <table:table-cell table:style-name="ce13" table:number-columns-repeated="8"/>
          <table:table-cell table:style-name="ce14" table:number-columns-repeated="1011"/>
        </table:table-row>
        <table:table-row table:style-name="ro2">
          <table:table-cell table:style-name="ce3"/>
          <table:table-cell table:style-name="ce3" office:value-type="string" calcext:value-type="string">
            <text:p>Qty</text:p>
          </table:table-cell>
          <table:table-cell table:style-name="ce9" office:value-type="string" calcext:value-type="string">
            <text:p>Farnell part #</text:p>
          </table:table-cell>
          <table:table-cell table:style-name="ce3" office:value-type="string" calcext:value-type="string">
            <text:p>Comment</text:p>
          </table:table-cell>
          <table:table-cell table:style-name="ce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 calcext:value-type="string">
            <text:p>75Ω resistor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9343555" calcext:value-type="float">
            <text:p>9343555</text:p>
          </table:table-cell>
          <table:table-cell table:style-name="ce2" office:value-type="string" calcext:value-type="string">
            <text:p>125mW</text:p>
          </table:table-cell>
          <table:table-cell table:style-name="ce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 calcext:value-type="string">
            <text:p>4-pin header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1022250" calcext:value-type="float">
            <text:p>1022250</text:p>
          </table:table-cell>
          <table:table-cell table:style-name="ce2" office:value-type="string" calcext:value-type="string">
            <text:p>optional – not really if wearable, or cut up 40 pin</text:p>
          </table:table-cell>
          <table:table-cell table:style-name="ce2"/>
          <table:table-cell table:style-name="ce5" table:number-columns-repeated="8"/>
          <table:table-cell table:number-columns-repeated="1011"/>
        </table:table-row>
        <table:table-row table:style-name="ro2" table:number-rows-repeated="5">
          <table:table-cell table:style-name="ce2" table:number-columns-repeated="2"/>
          <table:table-cell table:style-name="ce8"/>
          <table:table-cell table:style-name="ce2" table:number-columns-repeated="2"/>
          <table:table-cell table:style-name="ce5" table:number-columns-repeated="8"/>
          <table:table-cell table:number-columns-repeated="1011"/>
        </table:table-row>
        <table:table-row table:style-name="ro4" table:number-rows-repeated="36">
          <table:table-cell table:style-name="ce5" table:number-columns-repeated="2"/>
          <table:table-cell table:style-name="ce11"/>
          <table:table-cell table:style-name="ce5" table:number-columns-repeated="10"/>
          <table:table-cell table:number-columns-repeated="1011"/>
        </table:table-row>
        <table:table-row table:style-name="ro4" table:number-rows-repeated="104850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icing" table:style-name="ta1">
        <table:table-column table:style-name="co6" table:default-cell-style-name="ce2"/>
        <table:table-column table:style-name="co7" table:default-cell-style-name="ce2"/>
        <table:table-column table:style-name="co8" table:number-columns-repeated="10" table:default-cell-style-name="ce2"/>
        <table:table-column table:style-name="co8" table:default-cell-style-name="ce8"/>
        <table:table-column table:style-name="co8" table:number-columns-repeated="3" table:default-cell-style-name="ce2"/>
        <table:table-column table:style-name="co9" table:default-cell-style-name="ce32"/>
        <table:table-column table:style-name="co5" table:number-columns-repeated="1006" table:default-cell-style-name="ce2"/>
        <table:table-row table:style-name="ro1">
          <table:table-cell table:style-name="ce20" office:value-type="string" calcext:value-type="string">
            <text:p>Pricing</text:p>
          </table:table-cell>
          <table:table-cell table:style-name="ce20" table:number-columns-repeated="11"/>
          <table:table-cell table:style-name="ce27"/>
          <table:table-cell table:style-name="ce20" table:number-columns-repeated="3"/>
          <table:table-cell table:style-name="ce31"/>
          <table:table-cell table:style-name="ce20" table:number-columns-repeated="1006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Number of packs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S$ rate</text:p>
          </table:table-cell>
          <table:table-cell office:value-type="float" office:value="1.31" calcext:value-type="float">
            <text:p>1.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uro rate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4"/>
          <table:table-cell table:style-name="ce8" table:number-columns-repeated="2"/>
          <table:table-cell table:number-columns-repeated="1007"/>
        </table:table-row>
        <table:table-row table:style-name="ro2">
          <table:table-cell table:style-name="ce3" office:value-type="string" calcext:value-type="string">
            <text:p>Item</text:p>
          </table:table-cell>
          <table:table-cell table:style-name="ce24" office:value-type="string" calcext:value-type="string">
            <text:p>Qty</text:p>
          </table:table-cell>
          <table:table-cell table:style-name="ce24" office:value-type="string" calcext:value-type="string">
            <text:p>Tot Qty</text:p>
          </table:table-cell>
          <table:table-cell table:style-name="ce24" office:value-type="string" calcext:value-type="string">
            <text:p>Farnell</text:p>
          </table:table-cell>
          <table:table-cell table:style-name="ce24" office:value-type="string" calcext:value-type="string">
            <text:p>CPC</text:p>
          </table:table-cell>
          <table:table-cell table:style-name="ce24" office:value-type="string" calcext:value-type="string">
            <text:p>RS</text:p>
          </table:table-cell>
          <table:table-cell table:style-name="ce24" office:value-type="string" calcext:value-type="string">
            <text:p>Mouser</text:p>
          </table:table-cell>
          <table:table-cell table:style-name="ce24" office:value-type="string" calcext:value-type="string">
            <text:p>Tayda</text:p>
          </table:table-cell>
          <table:table-cell table:style-name="ce24" office:value-type="string" calcext:value-type="string">
            <text:p>eBay</text:p>
          </table:table-cell>
          <table:table-cell table:style-name="ce24" office:value-type="string" calcext:value-type="string">
            <text:p>Amazon</text:p>
          </table:table-cell>
          <table:table-cell table:style-name="ce24" office:value-type="string" calcext:value-type="string">
            <text:p>Other</text:p>
          </table:table-cell>
          <table:table-cell table:style-name="ce24" office:value-type="string" calcext:value-type="string">
            <text:p>Embecosm</text:p>
          </table:table-cell>
          <table:table-cell table:style-name="ce9" office:value-type="string" calcext:value-type="string">
            <text:p>Preferred</text:p>
          </table:table-cell>
          <table:table-cell table:style-name="ce24" office:value-type="string" calcext:value-type="string">
            <text:p>Each</text:p>
          </table:table-cell>
          <table:table-cell table:style-name="ce24" office:value-type="string" calcext:value-type="string">
            <text:p>Total</text:p>
          </table:table-cell>
          <table:table-cell table:style-name="ce24" office:value-type="string" calcext:value-type="string">
            <text:p>Per Pack</text:p>
          </table:table-cell>
          <table:table-cell table:style-name="ce24"/>
          <table:table-cell table:style-name="ce3" table:number-columns-repeated="1006"/>
        </table:table-row>
        <table:table-row table:style-name="ro2">
          <table:table-cell table:formula="of:=[Summary.A4]" office:value-type="string" office:string-value="Seahorse PCB" calcext:value-type="string">
            <text:p>Seahorse PCB</text:p>
          </table:table-cell>
          <table:table-cell table:formula="of:=[Summary.B4]" office:value-type="float" office:value="1" calcext:value-type="float">
            <text:p>1</text:p>
          </table:table-cell>
          <table:table-cell table:formula="of:=[.B9]*NUMPACKS" office:value-type="float" office:value="100" calcext:value-type="float">
            <text:p>100</text:p>
          </table:table-cell>
          <table:table-cell table:style-name="ce25" table:number-columns-repeated="8"/>
          <table:table-cell table:style-name="ce25" table:formula="of:=2.1/[.B5]" office:value-type="currency" office:currency="GBP" office:value="1.875" calcext:value-type="currency">
            <text:p>£1.88</text:p>
          </table:table-cell>
          <table:table-cell table:formula="of:=[.L8]" office:value-type="string" office:string-value="Embecosm" calcext:value-type="string">
            <text:p>Embecosm</text:p>
          </table:table-cell>
          <table:table-cell table:style-name="ce25" table:formula="of:=HLOOKUP([.M9];[.$D$8:.$L$103];ROW([.$N9])-ROW([.$N$7]);0)" office:value-type="currency" office:currency="GBP" office:value="1.875" calcext:value-type="currency">
            <text:p>£1.88</text:p>
          </table:table-cell>
          <table:table-cell table:style-name="ce25" table:formula="of:=[.N9]*[.C9]" office:value-type="currency" office:currency="GBP" office:value="187.5" calcext:value-type="currency">
            <text:p>£187.50</text:p>
          </table:table-cell>
          <table:table-cell table:style-name="ce25" table:formula="of:=[.O9]/NUMPACKS" office:value-type="currency" office:currency="GBP" office:value="1.875" calcext:value-type="currency">
            <text:p>£1.88</text:p>
          </table:table-cell>
          <table:table-cell table:number-columns-repeated="1007"/>
        </table:table-row>
        <table:table-row table:style-name="ro2">
          <table:table-cell table:formula="of:=[Summary.A5]" office:value-type="string" office:string-value="Conductive thread (meters)" calcext:value-type="string">
            <text:p>Conductive thread (meters)</text:p>
          </table:table-cell>
          <table:table-cell table:formula="of:=[Summary.B5]" office:value-type="float" office:value="10" calcext:value-type="float">
            <text:p>10</text:p>
          </table:table-cell>
          <table:table-cell table:formula="of:=[.B10]*NUMPACKS" office:value-type="float" office:value="1000" calcext:value-type="float">
            <text:p>1000</text:p>
          </table:table-cell>
          <table:table-cell table:style-name="ce25" office:value-type="currency" office:currency="GBP" office:value="0.14056" calcext:value-type="currency">
            <text:p>£0.14</text:p>
          </table:table-cell>
          <table:table-cell table:style-name="ce25" table:formula="of:=34*3.8/1000" office:value-type="currency" office:currency="GBP" office:value="0.1292" calcext:value-type="currency">
            <text:p>£0.13</text:p>
          </table:table-cell>
          <table:table-cell table:style-name="ce25" table:number-columns-repeated="3"/>
          <table:table-cell table:style-name="ce25" table:formula="of:=6.6*34/1000" office:value-type="currency" office:currency="GBP" office:value="0.2244" calcext:value-type="currency">
            <text:p>£0.22</text:p>
          </table:table-cell>
          <table:table-cell table:style-name="ce25" office:value-type="currency" office:currency="GBP" office:value="0.1958" calcext:value-type="currency">
            <text:p>£0.20</text:p>
          </table:table-cell>
          <table:table-cell table:style-name="ce25" table:formula="of:=0.08172" office:value-type="currency" office:currency="GBP" office:value="0.08172" calcext:value-type="currency">
            <text:p>£0.08</text:p>
          </table:table-cell>
          <table:table-cell table:style-name="ce25"/>
          <table:table-cell office:value-type="string" calcext:value-type="string">
            <text:p>Other</text:p>
          </table:table-cell>
          <table:table-cell table:style-name="ce25" table:formula="of:=HLOOKUP([.M10];[.$D$8:.$L$103];ROW([.$N10])-ROW([.$N$7]);0)" office:value-type="currency" office:currency="GBP" office:value="0.08172" calcext:value-type="currency">
            <text:p>£0.08</text:p>
          </table:table-cell>
          <table:table-cell table:style-name="ce25" table:formula="of:=[.N10]*[.C10]" office:value-type="currency" office:currency="GBP" office:value="81.72" calcext:value-type="currency">
            <text:p>£81.72</text:p>
          </table:table-cell>
          <table:table-cell table:style-name="ce25" table:formula="of:=[.O10]/NUMPACKS" office:value-type="currency" office:currency="GBP" office:value="0.8172" calcext:value-type="currency">
            <text:p>£0.82</text:p>
          </table:table-cell>
          <table:table-cell table:style-name="ce33" office:value-type="string" calcext:value-type="string">
            <text:p>RobotShop.com</text:p>
          </table:table-cell>
          <table:table-cell table:number-columns-repeated="1006"/>
        </table:table-row>
        <table:table-row table:style-name="ro2">
          <table:table-cell table:formula="of:=[Summary.A6]" office:value-type="string" office:string-value="6-pin header" calcext:value-type="string">
            <text:p>6-pin header</text:p>
          </table:table-cell>
          <table:table-cell table:formula="of:=[Summary.B6]" office:value-type="float" office:value="1" calcext:value-type="float">
            <text:p>1</text:p>
          </table:table-cell>
          <table:table-cell table:formula="of:=[.B11]*NUMPACKS" office:value-type="float" office:value="100" calcext:value-type="float">
            <text:p>100</text:p>
          </table:table-cell>
          <table:table-cell table:style-name="ce25" office:value-type="currency" office:currency="GBP" office:value="0.0926" calcext:value-type="currency">
            <text:p>£0.09</text:p>
          </table:table-cell>
          <table:table-cell table:style-name="ce25" table:number-columns-repeated="3"/>
          <table:table-cell table:style-name="ce25" table:formula="of:=17*0.15/USRATE/100" office:value-type="currency" office:currency="GBP" office:value="0.0194656488549618" calcext:value-type="currency">
            <text:p>£0.02</text:p>
          </table:table-cell>
          <table:table-cell table:style-name="ce25" table:number-columns-repeated="4"/>
          <table:table-cell office:value-type="string" calcext:value-type="string">
            <text:p>Tayda</text:p>
          </table:table-cell>
          <table:table-cell table:style-name="ce25" table:formula="of:=HLOOKUP([.M11];[.$D$8:.$L$103];ROW([.$N11])-ROW([.$N$7]);0)" office:value-type="currency" office:currency="GBP" office:value="0.0194656488549618" calcext:value-type="currency">
            <text:p>£0.02</text:p>
          </table:table-cell>
          <table:table-cell table:style-name="ce25" table:formula="of:=[.N11]*[.C11]" office:value-type="currency" office:currency="GBP" office:value="1.94656488549618" calcext:value-type="currency">
            <text:p>£1.95</text:p>
          </table:table-cell>
          <table:table-cell table:style-name="ce25" table:formula="of:=[.O11]/NUMPACKS" office:value-type="currency" office:currency="GBP" office:value="0.0194656488549618" calcext:value-type="currency">
            <text:p>£0.02</text:p>
          </table:table-cell>
          <table:table-cell table:number-columns-repeated="1007"/>
        </table:table-row>
        <table:table-row table:style-name="ro2">
          <table:table-cell table:formula="of:=[Summary.A7]" office:value-type="string" office:string-value="28 pin DIP socket" calcext:value-type="string">
            <text:p>28 pin DIP socket</text:p>
          </table:table-cell>
          <table:table-cell table:formula="of:=[Summary.B7]" office:value-type="float" office:value="1" calcext:value-type="float">
            <text:p>1</text:p>
          </table:table-cell>
          <table:table-cell table:formula="of:=[.B12]*NUMPACKS" office:value-type="float" office:value="100" calcext:value-type="float">
            <text:p>100</text:p>
          </table:table-cell>
          <table:table-cell table:style-name="ce25" office:value-type="currency" office:currency="GBP" office:value="0.648" calcext:value-type="currency">
            <text:p>£0.65</text:p>
          </table:table-cell>
          <table:table-cell table:style-name="ce25" table:number-columns-repeated="3"/>
          <table:table-cell table:style-name="ce25" table:formula="of:=0.11/USRATE" office:value-type="currency" office:currency="GBP" office:value="0.083969465648855" calcext:value-type="currency">
            <text:p>£0.08</text:p>
          </table:table-cell>
          <table:table-cell table:style-name="ce25" table:number-columns-repeated="4"/>
          <table:table-cell office:value-type="string" calcext:value-type="string">
            <text:p>Tayda</text:p>
          </table:table-cell>
          <table:table-cell table:style-name="ce25" table:formula="of:=HLOOKUP([.M12];[.$D$8:.$L$103];ROW([.$N12])-ROW([.$N$7]);0)" office:value-type="currency" office:currency="GBP" office:value="0.083969465648855" calcext:value-type="currency">
            <text:p>£0.08</text:p>
          </table:table-cell>
          <table:table-cell table:style-name="ce25" table:formula="of:=[.N12]*[.C12]" office:value-type="currency" office:currency="GBP" office:value="8.3969465648855" calcext:value-type="currency">
            <text:p>£8.40</text:p>
          </table:table-cell>
          <table:table-cell table:style-name="ce25" table:formula="of:=[.O12]/NUMPACKS" office:value-type="currency" office:currency="GBP" office:value="0.083969465648855" calcext:value-type="currency">
            <text:p>£0.08</text:p>
          </table:table-cell>
          <table:table-cell table:number-columns-repeated="1007"/>
        </table:table-row>
        <table:table-row table:style-name="ro2">
          <table:table-cell table:formula="of:=[Summary.A8]" office:value-type="string" office:string-value="2-pin tactile switch" calcext:value-type="string">
            <text:p>2-pin tactile switch</text:p>
          </table:table-cell>
          <table:table-cell table:formula="of:=[Summary.B8]" office:value-type="float" office:value="2" calcext:value-type="float">
            <text:p>2</text:p>
          </table:table-cell>
          <table:table-cell table:formula="of:=[.B13]*NUMPACKS" office:value-type="float" office:value="200" calcext:value-type="float">
            <text:p>200</text:p>
          </table:table-cell>
          <table:table-cell table:style-name="ce25" office:value-type="currency" office:currency="GBP" office:value="0.0635" calcext:value-type="currency">
            <text:p>£0.06</text:p>
          </table:table-cell>
          <table:table-cell table:style-name="ce25" table:number-columns-repeated="3"/>
          <table:table-cell table:style-name="ce25" table:formula="of:=0.04/USRATE" office:value-type="currency" office:currency="GBP" office:value="0.0305343511450382" calcext:value-type="currency">
            <text:p>£0.03</text:p>
          </table:table-cell>
          <table:table-cell table:style-name="ce25" table:number-columns-repeated="4"/>
          <table:table-cell office:value-type="string" calcext:value-type="string">
            <text:p>Tayda</text:p>
          </table:table-cell>
          <table:table-cell table:style-name="ce25" table:formula="of:=HLOOKUP([.M13];[.$D$8:.$L$103];ROW([.$N13])-ROW([.$N$7]);0)" office:value-type="currency" office:currency="GBP" office:value="0.0305343511450382" calcext:value-type="currency">
            <text:p>£0.03</text:p>
          </table:table-cell>
          <table:table-cell table:style-name="ce25" table:formula="of:=[.N13]*[.C13]" office:value-type="currency" office:currency="GBP" office:value="6.10687022900763" calcext:value-type="currency">
            <text:p>£6.11</text:p>
          </table:table-cell>
          <table:table-cell table:style-name="ce25" table:formula="of:=[.O13]/NUMPACKS" office:value-type="currency" office:currency="GBP" office:value="0.0610687022900763" calcext:value-type="currency">
            <text:p>£0.06</text:p>
          </table:table-cell>
          <table:table-cell table:number-columns-repeated="1007"/>
        </table:table-row>
        <table:table-row table:style-name="ro2">
          <table:table-cell table:formula="of:=[Summary.A9]" office:value-type="string" office:string-value="10mm LED" calcext:value-type="string">
            <text:p>10mm LED</text:p>
          </table:table-cell>
          <table:table-cell table:formula="of:=[Summary.B9]" office:value-type="float" office:value="2" calcext:value-type="float">
            <text:p>2</text:p>
          </table:table-cell>
          <table:table-cell table:formula="of:=[.B14]*NUMPACKS" office:value-type="float" office:value="200" calcext:value-type="float">
            <text:p>200</text:p>
          </table:table-cell>
          <table:table-cell table:style-name="ce25" office:value-type="currency" office:currency="GBP" office:value="0.119" calcext:value-type="currency">
            <text:p>£0.12</text:p>
          </table:table-cell>
          <table:table-cell table:style-name="ce25" office:value-type="currency" office:currency="GBP" office:value="0.126" calcext:value-type="currency">
            <text:p>£0.13</text:p>
          </table:table-cell>
          <table:table-cell table:style-name="ce25" table:number-columns-repeated="2"/>
          <table:table-cell table:style-name="ce25" table:formula="of:=0.1/USRATE" office:value-type="currency" office:currency="GBP" office:value="0.0763358778625954" calcext:value-type="currency">
            <text:p>£0.08</text:p>
          </table:table-cell>
          <table:table-cell table:style-name="ce25"/>
          <table:table-cell table:style-name="ce25" table:formula="of:=3.09/50" office:value-type="currency" office:currency="GBP" office:value="0.0618" calcext:value-type="currency">
            <text:p>£0.06</text:p>
          </table:table-cell>
          <table:table-cell table:style-name="ce25" table:number-columns-repeated="2"/>
          <table:table-cell office:value-type="string" calcext:value-type="string">
            <text:p>Tayda</text:p>
          </table:table-cell>
          <table:table-cell table:style-name="ce25" table:formula="of:=HLOOKUP([.M14];[.$D$8:.$L$103];ROW([.$N14])-ROW([.$N$7]);0)" office:value-type="currency" office:currency="GBP" office:value="0.0763358778625954" calcext:value-type="currency">
            <text:p>£0.08</text:p>
          </table:table-cell>
          <table:table-cell table:style-name="ce25" table:formula="of:=[.N14]*[.C14]" office:value-type="currency" office:currency="GBP" office:value="15.2671755725191" calcext:value-type="currency">
            <text:p>£15.27</text:p>
          </table:table-cell>
          <table:table-cell table:style-name="ce25" table:formula="of:=[.O14]/NUMPACKS" office:value-type="currency" office:currency="GBP" office:value="0.152671755725191" calcext:value-type="currency">
            <text:p>£0.15</text:p>
          </table:table-cell>
          <table:table-cell table:number-columns-repeated="1007"/>
        </table:table-row>
        <table:table-row table:style-name="ro2">
          <table:table-cell table:formula="of:=[Summary.A10]" office:value-type="string" office:string-value="ATMEGA328P-PU" calcext:value-type="string">
            <text:p>ATMEGA328P-PU</text:p>
          </table:table-cell>
          <table:table-cell table:formula="of:=[Summary.B10]" office:value-type="float" office:value="1" calcext:value-type="float">
            <text:p>1</text:p>
          </table:table-cell>
          <table:table-cell table:formula="of:=[.B15]*NUMPACKS" office:value-type="float" office:value="100" calcext:value-type="float">
            <text:p>100</text:p>
          </table:table-cell>
          <table:table-cell table:style-name="ce25" office:value-type="currency" office:currency="GBP" office:value="1.45" calcext:value-type="currency">
            <text:p>£1.45</text:p>
          </table:table-cell>
          <table:table-cell table:style-name="ce25" office:value-type="currency" office:currency="GBP" office:value="1.44" calcext:value-type="currency">
            <text:p>£1.44</text:p>
          </table:table-cell>
          <table:table-cell table:style-name="ce25" office:value-type="currency" office:currency="GBP" office:value="1.56" calcext:value-type="currency">
            <text:p>£1.56</text:p>
          </table:table-cell>
          <table:table-cell table:style-name="ce25" office:value-type="currency" office:currency="GBP" office:value="1.74" calcext:value-type="currency">
            <text:p>£1.74</text:p>
          </table:table-cell>
          <table:table-cell table:style-name="ce25" table:formula="of:=3.5/USRATE" office:value-type="currency" office:currency="GBP" office:value="2.67175572519084" calcext:value-type="currency">
            <text:p>£2.67</text:p>
          </table:table-cell>
          <table:table-cell table:style-name="ce25" office:value-type="currency" office:currency="GBP" office:value="1.21" calcext:value-type="currency">
            <text:p>£1.21</text:p>
          </table:table-cell>
          <table:table-cell table:style-name="ce25" table:number-columns-repeated="3"/>
          <table:table-cell office:value-type="string" calcext:value-type="string">
            <text:p>eBay</text:p>
          </table:table-cell>
          <table:table-cell table:style-name="ce25" table:formula="of:=HLOOKUP([.M15];[.$D$8:.$L$103];ROW([.$N15])-ROW([.$N$7]);0)" office:value-type="currency" office:currency="GBP" office:value="1.21" calcext:value-type="currency">
            <text:p>£1.21</text:p>
          </table:table-cell>
          <table:table-cell table:style-name="ce25" table:formula="of:=[.N15]*[.C15]" office:value-type="currency" office:currency="GBP" office:value="121" calcext:value-type="currency">
            <text:p>£121.00</text:p>
          </table:table-cell>
          <table:table-cell table:style-name="ce25" table:formula="of:=[.O15]/NUMPACKS" office:value-type="currency" office:currency="GBP" office:value="1.21" calcext:value-type="currency">
            <text:p>£1.21</text:p>
          </table:table-cell>
          <table:table-cell table:number-columns-repeated="1007"/>
        </table:table-row>
        <table:table-row table:style-name="ro2">
          <table:table-cell table:formula="of:=[Summary.A11]" office:value-type="string" office:string-value="100nF capacitor" calcext:value-type="string">
            <text:p>100nF capacitor</text:p>
          </table:table-cell>
          <table:table-cell table:formula="of:=[Summary.B11]" office:value-type="float" office:value="4" calcext:value-type="float">
            <text:p>4</text:p>
          </table:table-cell>
          <table:table-cell table:formula="of:=[.B16]*NUMPACKS" office:value-type="float" office:value="400" calcext:value-type="float">
            <text:p>400</text:p>
          </table:table-cell>
          <table:table-cell table:style-name="ce25" office:value-type="currency" office:currency="GBP" office:value="0.05" calcext:value-type="currency">
            <text:p>£0.05</text:p>
          </table:table-cell>
          <table:table-cell table:style-name="ce25" table:number-columns-repeated="3"/>
          <table:table-cell table:style-name="ce25" table:formula="of:=0.009/USRATE" office:value-type="currency" office:currency="GBP" office:value="0.00687022900763359" calcext:value-type="currency">
            <text:p>£0.01</text:p>
          </table:table-cell>
          <table:table-cell table:style-name="ce25" table:number-columns-repeated="4"/>
          <table:table-cell office:value-type="string" calcext:value-type="string">
            <text:p>Tayda</text:p>
          </table:table-cell>
          <table:table-cell table:style-name="ce25" table:formula="of:=HLOOKUP([.M16];[.$D$8:.$L$103];ROW([.$N16])-ROW([.$N$7]);0)" office:value-type="currency" office:currency="GBP" office:value="0.00687022900763359" calcext:value-type="currency">
            <text:p>£0.01</text:p>
          </table:table-cell>
          <table:table-cell table:style-name="ce25" table:formula="of:=[.N16]*[.C16]" office:value-type="currency" office:currency="GBP" office:value="2.74809160305344" calcext:value-type="currency">
            <text:p>£2.75</text:p>
          </table:table-cell>
          <table:table-cell table:style-name="ce25" table:formula="of:=[.O16]/NUMPACKS" office:value-type="currency" office:currency="GBP" office:value="0.0274809160305344" calcext:value-type="currency">
            <text:p>£0.03</text:p>
          </table:table-cell>
          <table:table-cell table:number-columns-repeated="1007"/>
        </table:table-row>
        <table:table-row table:style-name="ro2">
          <table:table-cell table:formula="of:=[Summary.A12]" office:value-type="string" office:string-value="22pF capacitor" calcext:value-type="string">
            <text:p>22pF capacitor</text:p>
          </table:table-cell>
          <table:table-cell table:formula="of:=[Summary.B12]" office:value-type="float" office:value="2" calcext:value-type="float">
            <text:p>2</text:p>
          </table:table-cell>
          <table:table-cell table:formula="of:=[.B17]*NUMPACKS" office:value-type="float" office:value="200" calcext:value-type="float">
            <text:p>200</text:p>
          </table:table-cell>
          <table:table-cell table:style-name="ce25" office:value-type="currency" office:currency="GBP" office:value="0.0315" calcext:value-type="currency">
            <text:p>£0.03</text:p>
          </table:table-cell>
          <table:table-cell table:style-name="ce25" table:number-columns-repeated="3"/>
          <table:table-cell table:style-name="ce25" table:formula="of:=0.009/USRATE" office:value-type="currency" office:currency="GBP" office:value="0.00687022900763359" calcext:value-type="currency">
            <text:p>£0.01</text:p>
          </table:table-cell>
          <table:table-cell table:style-name="ce25" table:number-columns-repeated="4"/>
          <table:table-cell office:value-type="string" calcext:value-type="string">
            <text:p>Tayda</text:p>
          </table:table-cell>
          <table:table-cell table:style-name="ce25" table:formula="of:=HLOOKUP([.M17];[.$D$8:.$L$103];ROW([.$N17])-ROW([.$N$7]);0)" office:value-type="currency" office:currency="GBP" office:value="0.00687022900763359" calcext:value-type="currency">
            <text:p>£0.01</text:p>
          </table:table-cell>
          <table:table-cell table:style-name="ce25" table:formula="of:=[.N17]*[.C17]" office:value-type="currency" office:currency="GBP" office:value="1.37404580152672" calcext:value-type="currency">
            <text:p>£1.37</text:p>
          </table:table-cell>
          <table:table-cell table:style-name="ce25" table:formula="of:=[.O17]/NUMPACKS" office:value-type="currency" office:currency="GBP" office:value="0.0137404580152672" calcext:value-type="currency">
            <text:p>£0.01</text:p>
          </table:table-cell>
          <table:table-cell table:number-columns-repeated="1007"/>
        </table:table-row>
        <table:table-row table:style-name="ro2">
          <table:table-cell table:formula="of:=[Summary.A13]" office:value-type="string" office:string-value="10kΩ resistor" calcext:value-type="string">
            <text:p>10kΩ resistor</text:p>
          </table:table-cell>
          <table:table-cell table:formula="of:=[Summary.B13]" office:value-type="float" office:value="1" calcext:value-type="float">
            <text:p>1</text:p>
          </table:table-cell>
          <table:table-cell table:formula="of:=[.B18]*NUMPACKS" office:value-type="float" office:value="100" calcext:value-type="float">
            <text:p>100</text:p>
          </table:table-cell>
          <table:table-cell table:style-name="ce25" office:value-type="currency" office:currency="GBP" office:value="0.0092" calcext:value-type="currency">
            <text:p>£0.01</text:p>
          </table:table-cell>
          <table:table-cell table:style-name="ce25" table:number-columns-repeated="3"/>
          <table:table-cell table:style-name="ce25" table:formula="of:=0.01/USRATE" office:value-type="currency" office:currency="GBP" office:value="0.00763358778625954" calcext:value-type="currency">
            <text:p>£0.01</text:p>
          </table:table-cell>
          <table:table-cell table:style-name="ce25" table:number-columns-repeated="4"/>
          <table:table-cell office:value-type="string" calcext:value-type="string">
            <text:p>Tayda</text:p>
          </table:table-cell>
          <table:table-cell table:style-name="ce25" table:formula="of:=HLOOKUP([.M18];[.$D$8:.$L$103];ROW([.$N18])-ROW([.$N$7]);0)" office:value-type="currency" office:currency="GBP" office:value="0.00763358778625954" calcext:value-type="currency">
            <text:p>£0.01</text:p>
          </table:table-cell>
          <table:table-cell table:style-name="ce25" table:formula="of:=[.N18]*[.C18]" office:value-type="currency" office:currency="GBP" office:value="0.763358778625954" calcext:value-type="currency">
            <text:p>£0.76</text:p>
          </table:table-cell>
          <table:table-cell table:style-name="ce25" table:formula="of:=[.O18]/NUMPACKS" office:value-type="currency" office:currency="GBP" office:value="0.00763358778625954" calcext:value-type="currency">
            <text:p>£0.01</text:p>
          </table:table-cell>
          <table:table-cell table:number-columns-repeated="1007"/>
        </table:table-row>
        <table:table-row table:style-name="ro2">
          <table:table-cell table:formula="of:=[Summary.A14]" office:value-type="string" office:string-value="16MHz quartz crystal" calcext:value-type="string">
            <text:p>16MHz quartz crystal</text:p>
          </table:table-cell>
          <table:table-cell table:formula="of:=[Summary.B14]" office:value-type="float" office:value="1" calcext:value-type="float">
            <text:p>1</text:p>
          </table:table-cell>
          <table:table-cell table:formula="of:=[.B19]*NUMPACKS" office:value-type="float" office:value="100" calcext:value-type="float">
            <text:p>100</text:p>
          </table:table-cell>
          <table:table-cell table:style-name="ce25" office:value-type="currency" office:currency="GBP" office:value="0.246" calcext:value-type="currency">
            <text:p>£0.25</text:p>
          </table:table-cell>
          <table:table-cell table:style-name="ce25" table:number-columns-repeated="3"/>
          <table:table-cell table:style-name="ce25" table:formula="of:=0.1/USRATE" office:value-type="currency" office:currency="GBP" office:value="0.0763358778625954" calcext:value-type="currency">
            <text:p>£0.08</text:p>
          </table:table-cell>
          <table:table-cell table:style-name="ce25" table:number-columns-repeated="4"/>
          <table:table-cell office:value-type="string" calcext:value-type="string">
            <text:p>Tayda</text:p>
          </table:table-cell>
          <table:table-cell table:style-name="ce25" table:formula="of:=HLOOKUP([.M19];[.$D$8:.$L$103];ROW([.$N19])-ROW([.$N$7]);0)" office:value-type="currency" office:currency="GBP" office:value="0.0763358778625954" calcext:value-type="currency">
            <text:p>£0.08</text:p>
          </table:table-cell>
          <table:table-cell table:style-name="ce25" table:formula="of:=[.N19]*[.C19]" office:value-type="currency" office:currency="GBP" office:value="7.63358778625954" calcext:value-type="currency">
            <text:p>£7.63</text:p>
          </table:table-cell>
          <table:table-cell table:style-name="ce25" table:formula="of:=[.O19]/NUMPACKS" office:value-type="currency" office:currency="GBP" office:value="0.0763358778625954" calcext:value-type="currency">
            <text:p>£0.08</text:p>
          </table:table-cell>
          <table:table-cell table:number-columns-repeated="1007"/>
        </table:table-row>
        <table:table-row table:style-name="ro2">
          <table:table-cell table:formula="of:=[Summary.A15]" office:value-type="string" office:string-value="T-1 3/4 5mm IR emitter" calcext:value-type="string">
            <text:p>T-1 3/4 5mm IR emitter</text:p>
          </table:table-cell>
          <table:table-cell table:formula="of:=[Summary.B15]" office:value-type="float" office:value="1" calcext:value-type="float">
            <text:p>1</text:p>
          </table:table-cell>
          <table:table-cell table:formula="of:=[.B20]*NUMPACKS" office:value-type="float" office:value="100" calcext:value-type="float">
            <text:p>100</text:p>
          </table:table-cell>
          <table:table-cell table:style-name="ce25" office:value-type="currency" office:currency="GBP" office:value="0.0502" calcext:value-type="currency">
            <text:p>£0.05</text:p>
          </table:table-cell>
          <table:table-cell table:style-name="ce25" table:number-columns-repeated="8"/>
          <table:table-cell office:value-type="string" calcext:value-type="string">
            <text:p>Farnell</text:p>
          </table:table-cell>
          <table:table-cell table:style-name="ce25" table:formula="of:=HLOOKUP([.M20];[.$D$8:.$L$103];ROW([.$N20])-ROW([.$N$7]);0)" office:value-type="currency" office:currency="GBP" office:value="0.0502" calcext:value-type="currency">
            <text:p>£0.05</text:p>
          </table:table-cell>
          <table:table-cell table:style-name="ce25" table:formula="of:=[.N20]*[.C20]" office:value-type="currency" office:currency="GBP" office:value="5.02" calcext:value-type="currency">
            <text:p>£5.02</text:p>
          </table:table-cell>
          <table:table-cell table:style-name="ce25" table:formula="of:=[.O20]/NUMPACKS" office:value-type="currency" office:currency="GBP" office:value="0.0502" calcext:value-type="currency">
            <text:p>£0.05</text:p>
          </table:table-cell>
          <table:table-cell table:number-columns-repeated="1007"/>
        </table:table-row>
        <table:table-row table:style-name="ro2">
          <table:table-cell table:formula="of:=[Summary.A16]" office:value-type="string" office:string-value="MINICAST AGC2 IR receiver" calcext:value-type="string">
            <text:p>MINICAST AGC2 IR receiver</text:p>
          </table:table-cell>
          <table:table-cell table:formula="of:=[Summary.B16]" office:value-type="float" office:value="1" calcext:value-type="float">
            <text:p>1</text:p>
          </table:table-cell>
          <table:table-cell table:formula="of:=[.B21]*NUMPACKS" office:value-type="float" office:value="100" calcext:value-type="float">
            <text:p>100</text:p>
          </table:table-cell>
          <table:table-cell table:style-name="ce25" office:value-type="currency" office:currency="GBP" office:value="0.433" calcext:value-type="currency">
            <text:p>£0.43</text:p>
          </table:table-cell>
          <table:table-cell table:style-name="ce25"/>
          <table:table-cell table:style-name="ce25" office:value-type="currency" office:currency="GBP" office:value="0.424" calcext:value-type="currency">
            <text:p>£0.42</text:p>
          </table:table-cell>
          <table:table-cell table:style-name="ce25" office:value-type="currency" office:currency="GBP" office:value="0.368" calcext:value-type="currency">
            <text:p>£0.37</text:p>
          </table:table-cell>
          <table:table-cell table:style-name="ce25" table:number-columns-repeated="2"/>
          <table:table-cell table:style-name="ce25" office:value-type="currency" office:currency="GBP" office:value="3" calcext:value-type="currency">
            <text:p>£3.00</text:p>
          </table:table-cell>
          <table:table-cell table:style-name="ce25" table:number-columns-repeated="2"/>
          <table:table-cell office:value-type="string" calcext:value-type="string">
            <text:p>RS</text:p>
          </table:table-cell>
          <table:table-cell table:style-name="ce25" table:formula="of:=HLOOKUP([.M21];[.$D$8:.$L$103];ROW([.$N21])-ROW([.$N$7]);0)" office:value-type="currency" office:currency="GBP" office:value="0.424" calcext:value-type="currency">
            <text:p>£0.42</text:p>
          </table:table-cell>
          <table:table-cell table:style-name="ce25" table:formula="of:=[.N21]*[.C21]" office:value-type="currency" office:currency="GBP" office:value="42.4" calcext:value-type="currency">
            <text:p>£42.40</text:p>
          </table:table-cell>
          <table:table-cell table:style-name="ce25" table:formula="of:=[.O21]/NUMPACKS" office:value-type="currency" office:currency="GBP" office:value="0.424" calcext:value-type="currency">
            <text:p>£0.42</text:p>
          </table:table-cell>
          <table:table-cell table:number-columns-repeated="1007"/>
        </table:table-row>
        <table:table-row table:style-name="ro2">
          <table:table-cell table:formula="of:=[Summary.A17]" office:value-type="string" office:string-value="SMD 20mm coin cell battery holder" calcext:value-type="string">
            <text:p>SMD 20mm coin cell battery holder</text:p>
          </table:table-cell>
          <table:table-cell table:formula="of:=[Summary.B17]" office:value-type="float" office:value="1" calcext:value-type="float">
            <text:p>1</text:p>
          </table:table-cell>
          <table:table-cell table:formula="of:=[.B22]*NUMPACKS" office:value-type="float" office:value="100" calcext:value-type="float">
            <text:p>100</text:p>
          </table:table-cell>
          <table:table-cell table:style-name="ce25" office:value-type="currency" office:currency="GBP" office:value="0.148" calcext:value-type="currency">
            <text:p>£0.15</text:p>
          </table:table-cell>
          <table:table-cell table:style-name="ce25" table:number-columns-repeated="8"/>
          <table:table-cell office:value-type="string" calcext:value-type="string">
            <text:p>Farnell</text:p>
          </table:table-cell>
          <table:table-cell table:style-name="ce25" table:formula="of:=HLOOKUP([.M22];[.$D$8:.$L$103];ROW([.$N22])-ROW([.$N$7]);0)" office:value-type="currency" office:currency="GBP" office:value="0.148" calcext:value-type="currency">
            <text:p>£0.15</text:p>
          </table:table-cell>
          <table:table-cell table:style-name="ce25" table:formula="of:=[.N22]*[.C22]" office:value-type="currency" office:currency="GBP" office:value="14.8" calcext:value-type="currency">
            <text:p>£14.80</text:p>
          </table:table-cell>
          <table:table-cell table:style-name="ce25" table:formula="of:=[.O22]/NUMPACKS" office:value-type="currency" office:currency="GBP" office:value="0.148" calcext:value-type="currency">
            <text:p>£0.15</text:p>
          </table:table-cell>
          <table:table-cell table:number-columns-repeated="1007"/>
        </table:table-row>
        <table:table-row table:style-name="ro2">
          <table:table-cell table:formula="of:=[Summary.A18]" office:value-type="string" office:string-value="10μF electrolytic capacitor" calcext:value-type="string">
            <text:p>10μF electrolytic capacitor</text:p>
          </table:table-cell>
          <table:table-cell table:formula="of:=[Summary.B18]" office:value-type="float" office:value="1" calcext:value-type="float">
            <text:p>1</text:p>
          </table:table-cell>
          <table:table-cell table:formula="of:=[.B23]*NUMPACKS" office:value-type="float" office:value="100" calcext:value-type="float">
            <text:p>100</text:p>
          </table:table-cell>
          <table:table-cell table:style-name="ce25" office:value-type="currency" office:currency="GBP" office:value="0.0221" calcext:value-type="currency">
            <text:p>£0.02</text:p>
          </table:table-cell>
          <table:table-cell table:style-name="ce25" table:number-columns-repeated="3"/>
          <table:table-cell table:style-name="ce25" table:formula="of:=0.02/USRATE" office:value-type="currency" office:currency="GBP" office:value="0.0152671755725191" calcext:value-type="currency">
            <text:p>£0.02</text:p>
          </table:table-cell>
          <table:table-cell table:style-name="ce25" table:number-columns-repeated="4"/>
          <table:table-cell office:value-type="string" calcext:value-type="string">
            <text:p>Tayda</text:p>
          </table:table-cell>
          <table:table-cell table:style-name="ce25" table:formula="of:=HLOOKUP([.M23];[.$D$8:.$L$103];ROW([.$N23])-ROW([.$N$7]);0)" office:value-type="currency" office:currency="GBP" office:value="0.0152671755725191" calcext:value-type="currency">
            <text:p>£0.02</text:p>
          </table:table-cell>
          <table:table-cell table:style-name="ce25" table:formula="of:=[.N23]*[.C23]" office:value-type="currency" office:currency="GBP" office:value="1.52671755725191" calcext:value-type="currency">
            <text:p>£1.53</text:p>
          </table:table-cell>
          <table:table-cell table:style-name="ce25" table:formula="of:=[.O23]/NUMPACKS" office:value-type="currency" office:currency="GBP" office:value="0.0152671755725191" calcext:value-type="currency">
            <text:p>£0.02</text:p>
          </table:table-cell>
          <table:table-cell table:number-columns-repeated="1007"/>
        </table:table-row>
        <table:table-row table:style-name="ro2">
          <table:table-cell table:formula="of:=[Summary.A19]" office:value-type="string" office:string-value="CR2016" calcext:value-type="string">
            <text:p>CR2016</text:p>
          </table:table-cell>
          <table:table-cell table:formula="of:=[Summary.B19]" office:value-type="float" office:value="2" calcext:value-type="float">
            <text:p>2</text:p>
          </table:table-cell>
          <table:table-cell table:formula="of:=[.B24]*NUMPACKS" office:value-type="float" office:value="200" calcext:value-type="float">
            <text:p>200</text:p>
          </table:table-cell>
          <table:table-cell table:style-name="ce25" office:value-type="currency" office:currency="GBP" office:value="0.437" calcext:value-type="currency">
            <text:p>£0.44</text:p>
          </table:table-cell>
          <table:table-cell table:style-name="ce25" table:number-columns-repeated="5"/>
          <table:table-cell table:style-name="ce25" office:value-type="currency" office:currency="GBP" office:value="0.25833" calcext:value-type="currency">
            <text:p>£0.26</text:p>
          </table:table-cell>
          <table:table-cell table:style-name="ce25" table:number-columns-repeated="2"/>
          <table:table-cell office:value-type="string" calcext:value-type="string">
            <text:p>Amazon</text:p>
          </table:table-cell>
          <table:table-cell table:style-name="ce25" table:formula="of:=HLOOKUP([.M24];[.$D$8:.$L$103];ROW([.$N24])-ROW([.$N$7]);0)" office:value-type="currency" office:currency="GBP" office:value="0.25833" calcext:value-type="currency">
            <text:p>£0.26</text:p>
          </table:table-cell>
          <table:table-cell table:style-name="ce25" table:formula="of:=[.N24]*[.C24]" office:value-type="currency" office:currency="GBP" office:value="51.666" calcext:value-type="currency">
            <text:p>£51.67</text:p>
          </table:table-cell>
          <table:table-cell table:style-name="ce25" table:formula="of:=[.O24]/NUMPACKS" office:value-type="currency" office:currency="GBP" office:value="0.51666" calcext:value-type="currency">
            <text:p>£0.52</text:p>
          </table:table-cell>
          <table:table-cell table:number-columns-repeated="1007"/>
        </table:table-row>
        <table:table-row table:style-name="ro2">
          <table:table-cell table:formula="of:=[Summary.A20]" office:value-type="string" office:string-value="Small signal diode" calcext:value-type="string">
            <text:p>Small signal diode</text:p>
          </table:table-cell>
          <table:table-cell table:formula="of:=[Summary.B20]" office:value-type="float" office:value="2" calcext:value-type="float">
            <text:p>2</text:p>
          </table:table-cell>
          <table:table-cell table:formula="of:=[.B25]*NUMPACKS" office:value-type="float" office:value="200" calcext:value-type="float">
            <text:p>200</text:p>
          </table:table-cell>
          <table:table-cell table:style-name="ce25" office:value-type="currency" office:currency="GBP" office:value="0.0068" calcext:value-type="currency">
            <text:p>£0.01</text:p>
          </table:table-cell>
          <table:table-cell table:style-name="ce25" table:number-columns-repeated="3"/>
          <table:table-cell table:style-name="ce25" table:formula="of:=0.01/USRATE" office:value-type="currency" office:currency="GBP" office:value="0.00763358778625954" calcext:value-type="currency">
            <text:p>£0.01</text:p>
          </table:table-cell>
          <table:table-cell table:style-name="ce25" table:number-columns-repeated="4"/>
          <table:table-cell office:value-type="string" calcext:value-type="string">
            <text:p>Farnell</text:p>
          </table:table-cell>
          <table:table-cell table:style-name="ce25" table:formula="of:=HLOOKUP([.M25];[.$D$8:.$L$103];ROW([.$N25])-ROW([.$N$7]);0)" office:value-type="currency" office:currency="GBP" office:value="0.0068" calcext:value-type="currency">
            <text:p>£0.01</text:p>
          </table:table-cell>
          <table:table-cell table:style-name="ce25" table:formula="of:=[.N25]*[.C25]" office:value-type="currency" office:currency="GBP" office:value="1.36" calcext:value-type="currency">
            <text:p>£1.36</text:p>
          </table:table-cell>
          <table:table-cell table:style-name="ce25" table:formula="of:=[.O25]/NUMPACKS" office:value-type="currency" office:currency="GBP" office:value="0.0136" calcext:value-type="currency">
            <text:p>£0.01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6" table:number-columns-repeated="2"/>
          <table:table-cell table:style-name="ce26" table:number-columns-repeated="9"/>
          <table:table-cell table:style-name="ce10"/>
          <table:table-cell table:style-name="ce26" table:formula="of:=SUM([.N9:.N25])" office:value-type="currency" office:currency="GBP" office:value="4.37733244274809" calcext:value-type="currency">
            <text:p>£4.38</text:p>
          </table:table-cell>
          <table:table-cell table:style-name="ce26" table:formula="of:=SUM([.O9:.O25])" office:value-type="currency" office:currency="GBP" office:value="551.229358778626" calcext:value-type="currency">
            <text:p>£551.23</text:p>
          </table:table-cell>
          <table:table-cell table:style-name="ce26" table:formula="of:=SUM([.P9:.P25])" office:value-type="currency" office:currency="GBP" office:value="5.51229358778626" calcext:value-type="currency">
            <text:p>£5.51</text:p>
          </table:table-cell>
          <table:table-cell table:style-name="ce34"/>
          <table:table-cell table:style-name="ce6" table:number-columns-repeated="1006"/>
        </table:table-row>
        <table:table-row table:style-name="ro2"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1009"/>
        </table:table-row>
        <table:table-row table:style-name="ro1">
          <table:table-cell table:style-name="ce20" office:value-type="string" calcext:value-type="string">
            <text:p>Packaging</text:p>
          </table:table-cell>
          <table:table-cell table:style-name="Default" table:number-columns-repeated="15"/>
          <table:table-cell table:style-name="ce35"/>
          <table:table-cell table:style-name="Default" table:number-columns-repeated="1006"/>
        </table:table-row>
        <table:table-row table:style-name="ro2">
          <table:table-cell/>
          <table:table-cell table:style-name="ce24" office:value-type="string" calcext:value-type="string">
            <text:p>Qty</text:p>
          </table:table-cell>
          <table:table-cell table:style-name="ce24" office:value-type="string" calcext:value-type="string">
            <text:p>Tot Qty</text:p>
          </table:table-cell>
          <table:table-cell table:style-name="ce24" office:value-type="string" calcext:value-type="string">
            <text:p>Farnell</text:p>
          </table:table-cell>
          <table:table-cell table:style-name="ce24" office:value-type="string" calcext:value-type="string">
            <text:p>CPC</text:p>
          </table:table-cell>
          <table:table-cell table:style-name="ce24" office:value-type="string" calcext:value-type="string">
            <text:p>RS</text:p>
          </table:table-cell>
          <table:table-cell table:style-name="ce24" office:value-type="string" calcext:value-type="string">
            <text:p>Mouser</text:p>
          </table:table-cell>
          <table:table-cell table:style-name="ce24" office:value-type="string" calcext:value-type="string">
            <text:p>Tayda</text:p>
          </table:table-cell>
          <table:table-cell table:style-name="ce24" office:value-type="string" calcext:value-type="string">
            <text:p>eBay</text:p>
          </table:table-cell>
          <table:table-cell table:style-name="ce24" office:value-type="string" calcext:value-type="string">
            <text:p>Amazon</text:p>
          </table:table-cell>
          <table:table-cell table:style-name="ce24" office:value-type="string" calcext:value-type="string">
            <text:p>Other</text:p>
          </table:table-cell>
          <table:table-cell table:style-name="ce24" office:value-type="string" calcext:value-type="string">
            <text:p>Embecosm</text:p>
          </table:table-cell>
          <table:table-cell table:style-name="ce9" office:value-type="string" calcext:value-type="string">
            <text:p>Preferred</text:p>
          </table:table-cell>
          <table:table-cell table:style-name="ce24" office:value-type="string" calcext:value-type="string">
            <text:p>Each</text:p>
          </table:table-cell>
          <table:table-cell table:style-name="ce24" office:value-type="string" calcext:value-type="string">
            <text:p>Total</text:p>
          </table:table-cell>
          <table:table-cell table:style-name="ce24" office:value-type="string" calcext:value-type="string">
            <text:p>Per Pack</text:p>
          </table:table-cell>
          <table:table-cell table:style-name="ce34"/>
          <table:table-cell table:style-name="ce6" table:number-columns-repeated="1006"/>
        </table:table-row>
        <table:table-row table:style-name="ro2">
          <table:table-cell table:formula="of:=[Summary.A24]" office:value-type="string" office:string-value="Conductive bag 6” x 8”" calcext:value-type="string">
            <text:p>Conductive bag 6” x 8”</text:p>
          </table:table-cell>
          <table:table-cell table:formula="of:=[Summary.B24]" office:value-type="float" office:value="1" calcext:value-type="float">
            <text:p>1</text:p>
          </table:table-cell>
          <table:table-cell table:formula="of:=[.B30]*NUMPACKS" office:value-type="float" office:value="100" calcext:value-type="float">
            <text:p>100</text:p>
          </table:table-cell>
          <table:table-cell table:style-name="ce25" office:value-type="currency" office:currency="GBP" office:value="0.1213" calcext:value-type="currency">
            <text:p>£0.12</text:p>
          </table:table-cell>
          <table:table-cell table:style-name="ce25" table:number-columns-repeated="8"/>
          <table:table-cell office:value-type="string" calcext:value-type="string">
            <text:p>Farnell</text:p>
          </table:table-cell>
          <table:table-cell table:style-name="ce25" table:formula="of:=HLOOKUP([.M30];[.$D$8:.$L$103];ROW([.$N30])-ROW([.$N$7]);0)" office:value-type="currency" office:currency="GBP" office:value="0.1213" calcext:value-type="currency">
            <text:p>£0.12</text:p>
          </table:table-cell>
          <table:table-cell table:style-name="ce25" table:formula="of:=[.N30]*[.C30]" office:value-type="currency" office:currency="GBP" office:value="12.13" calcext:value-type="currency">
            <text:p>£12.13</text:p>
          </table:table-cell>
          <table:table-cell table:style-name="ce25" table:formula="of:=[.O30]/NUMPACKS" office:value-type="currency" office:currency="GBP" office:value="0.1213" calcext:value-type="currency">
            <text:p>£0.12</text:p>
          </table:table-cell>
          <table:table-cell table:style-name="ce24"/>
          <table:table-cell table:style-name="ce3" table:number-columns-repeated="1006"/>
        </table:table-row>
        <table:table-row table:style-name="ro2">
          <table:table-cell table:formula="of:=[Summary.A25]" office:value-type="string" office:string-value="1” x 2” conductive foam" calcext:value-type="string">
            <text:p>1” x 2” conductive foam</text:p>
          </table:table-cell>
          <table:table-cell table:formula="of:=[Summary.B25]" office:value-type="float" office:value="1" calcext:value-type="float">
            <text:p>1</text:p>
          </table:table-cell>
          <table:table-cell table:formula="of:=[.B31]*NUMPACKS" office:value-type="float" office:value="100" calcext:value-type="float">
            <text:p>100</text:p>
          </table:table-cell>
          <table:table-cell table:style-name="ce25" office:value-type="currency" office:currency="GBP" office:value="0.0418" calcext:value-type="currency">
            <text:p>£0.04</text:p>
          </table:table-cell>
          <table:table-cell table:style-name="ce25" table:number-columns-repeated="8"/>
          <table:table-cell office:value-type="string" calcext:value-type="string">
            <text:p>Farnell</text:p>
          </table:table-cell>
          <table:table-cell table:style-name="ce25" table:formula="of:=HLOOKUP([.M31];[.$D$8:.$L$103];ROW([.$N31])-ROW([.$N$7]);0)" office:value-type="currency" office:currency="GBP" office:value="0.0418" calcext:value-type="currency">
            <text:p>£0.04</text:p>
          </table:table-cell>
          <table:table-cell table:style-name="ce25" table:formula="of:=[.N31]*[.C31]" office:value-type="currency" office:currency="GBP" office:value="4.18" calcext:value-type="currency">
            <text:p>£4.18</text:p>
          </table:table-cell>
          <table:table-cell table:style-name="ce25" table:formula="of:=[.O31]/NUMPACKS" office:value-type="currency" office:currency="GBP" office:value="0.0418" calcext:value-type="currency">
            <text:p>£0.04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6" table:number-columns-repeated="2"/>
          <table:table-cell table:style-name="ce26" table:number-columns-repeated="9"/>
          <table:table-cell table:style-name="ce10"/>
          <table:table-cell table:style-name="ce26" table:formula="of:=SUM([.N30:.N31])" office:value-type="currency" office:currency="GBP" office:value="0.1631" calcext:value-type="currency">
            <text:p>£0.16</text:p>
          </table:table-cell>
          <table:table-cell table:style-name="ce26" table:formula="of:=SUM([.O30:.O31])" office:value-type="currency" office:currency="GBP" office:value="16.31" calcext:value-type="currency">
            <text:p>£16.31</text:p>
          </table:table-cell>
          <table:table-cell table:style-name="ce26" table:formula="of:=SUM([.P30:.P31])" office:value-type="currency" office:currency="GBP" office:value="0.1631" calcext:value-type="currency">
            <text:p>£0.16</text:p>
          </table:table-cell>
          <table:table-cell table:style-name="ce34"/>
          <table:table-cell table:style-name="ce6" table:number-columns-repeated="1006"/>
        </table:table-row>
        <table:table-row table:style-name="ro2"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1009"/>
        </table:table-row>
        <table:table-row table:style-name="ro1">
          <table:table-cell table:style-name="ce20" office:value-type="string" calcext:value-type="string">
            <text:p>Optional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1009"/>
        </table:table-row>
        <table:table-row table:style-name="ro2">
          <table:table-cell/>
          <table:table-cell table:style-name="ce24" office:value-type="string" calcext:value-type="string">
            <text:p>Qty</text:p>
          </table:table-cell>
          <table:table-cell table:style-name="ce24" office:value-type="string" calcext:value-type="string">
            <text:p>Tot Qty</text:p>
          </table:table-cell>
          <table:table-cell table:style-name="ce24" office:value-type="string" calcext:value-type="string">
            <text:p>Farnell</text:p>
          </table:table-cell>
          <table:table-cell table:style-name="ce24" office:value-type="string" calcext:value-type="string">
            <text:p>CPC</text:p>
          </table:table-cell>
          <table:table-cell table:style-name="ce24" office:value-type="string" calcext:value-type="string">
            <text:p>RS</text:p>
          </table:table-cell>
          <table:table-cell table:style-name="ce24" office:value-type="string" calcext:value-type="string">
            <text:p>Mouser</text:p>
          </table:table-cell>
          <table:table-cell table:style-name="ce24" office:value-type="string" calcext:value-type="string">
            <text:p>Tayda</text:p>
          </table:table-cell>
          <table:table-cell table:style-name="ce24" office:value-type="string" calcext:value-type="string">
            <text:p>eBay</text:p>
          </table:table-cell>
          <table:table-cell table:style-name="ce24" office:value-type="string" calcext:value-type="string">
            <text:p>Amazon</text:p>
          </table:table-cell>
          <table:table-cell table:style-name="ce24" office:value-type="string" calcext:value-type="string">
            <text:p>Other</text:p>
          </table:table-cell>
          <table:table-cell table:style-name="ce24" office:value-type="string" calcext:value-type="string">
            <text:p>Embecosm</text:p>
          </table:table-cell>
          <table:table-cell table:style-name="ce9" office:value-type="string" calcext:value-type="string">
            <text:p>Preferred</text:p>
          </table:table-cell>
          <table:table-cell table:style-name="ce24" office:value-type="string" calcext:value-type="string">
            <text:p>Each</text:p>
          </table:table-cell>
          <table:table-cell table:style-name="ce24" office:value-type="string" calcext:value-type="string">
            <text:p>Total</text:p>
          </table:table-cell>
          <table:table-cell table:style-name="ce24" office:value-type="string" calcext:value-type="string">
            <text:p>Per Pack</text:p>
          </table:table-cell>
          <table:table-cell table:number-columns-repeated="1007"/>
        </table:table-row>
        <table:table-row table:style-name="ro2">
          <table:table-cell table:formula="of:=[Summary.A30]" office:value-type="string" office:string-value="4-pin header" calcext:value-type="string">
            <text:p>4-pin header</text:p>
          </table:table-cell>
          <table:table-cell table:formula="of:=[Summary.B30]" office:value-type="float" office:value="5" calcext:value-type="float">
            <text:p>5</text:p>
          </table:table-cell>
          <table:table-cell table:formula="of:=[.B36]*NUMPACKS" office:value-type="float" office:value="500" calcext:value-type="float">
            <text:p>500</text:p>
          </table:table-cell>
          <table:table-cell table:style-name="ce25" office:value-type="currency" office:currency="GBP" office:value="0.0459" calcext:value-type="currency">
            <text:p>£0.05</text:p>
          </table:table-cell>
          <table:table-cell table:style-name="ce25" table:number-columns-repeated="3"/>
          <table:table-cell table:style-name="ce25" table:formula="of:=50*0.15/USRATE/100" office:value-type="currency" office:currency="GBP" office:value="0.0572519083969466" calcext:value-type="currency">
            <text:p>£0.06</text:p>
          </table:table-cell>
          <table:table-cell table:style-name="ce25" table:number-columns-repeated="4"/>
          <table:table-cell office:value-type="string" calcext:value-type="string">
            <text:p>Farnell</text:p>
          </table:table-cell>
          <table:table-cell table:style-name="ce25" table:formula="of:=HLOOKUP([.M36];[.$D$8:.$L$103];ROW([.$N36])-ROW([.$N$7]);0)" office:value-type="currency" office:currency="GBP" office:value="0.0459" calcext:value-type="currency">
            <text:p>£0.05</text:p>
          </table:table-cell>
          <table:table-cell table:style-name="ce25" table:formula="of:=[.N36]*[.C36]" office:value-type="currency" office:currency="GBP" office:value="22.95" calcext:value-type="currency">
            <text:p>£22.95</text:p>
          </table:table-cell>
          <table:table-cell table:style-name="ce25" table:formula="of:=[.O36]/NUMPACKS" office:value-type="currency" office:currency="GBP" office:value="0.2295" calcext:value-type="currency">
            <text:p>£0.23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6" table:number-columns-repeated="2"/>
          <table:table-cell table:style-name="ce26" table:number-columns-repeated="9"/>
          <table:table-cell table:style-name="ce10"/>
          <table:table-cell table:style-name="ce26" table:formula="of:=SUM([.N36:.N36])" office:value-type="currency" office:currency="GBP" office:value="0.0459" calcext:value-type="currency">
            <text:p>£0.05</text:p>
          </table:table-cell>
          <table:table-cell table:style-name="ce26" table:formula="of:=SUM([.O36:.O36])" office:value-type="currency" office:currency="GBP" office:value="22.95" calcext:value-type="currency">
            <text:p>£22.95</text:p>
          </table:table-cell>
          <table:table-cell table:style-name="ce26" table:formula="of:=SUM([.P36:.P36])" office:value-type="currency" office:currency="GBP" office:value="0.2295" calcext:value-type="currency">
            <text:p>£0.23</text:p>
          </table:table-cell>
          <table:table-cell table:style-name="ce34"/>
          <table:table-cell table:style-name="ce6" table:number-columns-repeated="1006"/>
        </table:table-row>
        <table:table-row table:style-name="ro2">
          <table:table-cell/>
          <table:table-cell table:style-name="ce6" table:number-columns-repeated="11"/>
          <table:table-cell table:style-name="ce10"/>
          <table:table-cell table:style-name="ce6" table:number-columns-repeated="3"/>
          <table:table-cell table:style-name="ce34"/>
          <table:table-cell table:style-name="ce6" table:number-columns-repeated="1006"/>
        </table:table-row>
        <table:table-row table:style-name="ro1">
          <table:table-cell table:style-name="ce20" office:value-type="string" calcext:value-type="string">
            <text:p>Shipping</text:p>
          </table:table-cell>
          <table:table-cell table:number-columns-repeated="2"/>
          <table:table-cell table:style-name="ce24" office:value-type="string" calcext:value-type="string">
            <text:p>Farnell</text:p>
          </table:table-cell>
          <table:table-cell table:style-name="ce24" office:value-type="string" calcext:value-type="string">
            <text:p>CPC</text:p>
          </table:table-cell>
          <table:table-cell table:style-name="ce24" office:value-type="string" calcext:value-type="string">
            <text:p>RS</text:p>
          </table:table-cell>
          <table:table-cell table:style-name="ce24" office:value-type="string" calcext:value-type="string">
            <text:p>Mouser</text:p>
          </table:table-cell>
          <table:table-cell table:style-name="ce24" office:value-type="string" calcext:value-type="string">
            <text:p>Tayda</text:p>
          </table:table-cell>
          <table:table-cell table:style-name="ce24" office:value-type="string" calcext:value-type="string">
            <text:p>eBay</text:p>
          </table:table-cell>
          <table:table-cell table:style-name="ce24" office:value-type="string" calcext:value-type="string">
            <text:p>Amazon</text:p>
          </table:table-cell>
          <table:table-cell table:style-name="ce24" office:value-type="string" calcext:value-type="string">
            <text:p>Other</text:p>
          </table:table-cell>
          <table:table-cell table:style-name="ce24" office:value-type="string" calcext:value-type="string">
            <text:p>Embecosm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25" table:number-columns-repeated="3"/>
          <table:table-cell table:style-name="ce25" office:value-type="currency" office:currency="GBP" office:value="12" calcext:value-type="currency">
            <text:p>£12.00</text:p>
          </table:table-cell>
          <table:table-cell table:style-name="ce25" table:formula="of:=6.55/USRATE" office:value-type="currency" office:currency="GBP" office:value="5" calcext:value-type="currency">
            <text:p>£5.00</text:p>
          </table:table-cell>
          <table:table-cell table:style-name="ce25" table:number-columns-repeated="2"/>
          <table:table-cell table:style-name="ce25" office:value-type="currency" office:currency="GBP" office:value="4.22" calcext:value-type="currency">
            <text:p>£4.22</text:p>
          </table:table-cell>
          <table:table-cell table:style-name="ce25"/>
          <table:table-cell/>
          <table:table-cell table:style-name="ce25"/>
          <table:table-cell table:style-name="ce25" table:formula="of:=SUM([.D40];[.H40];[.J40];[.K40];[.L40])" office:value-type="currency" office:currency="GBP" office:value="9.22" calcext:value-type="currency">
            <text:p>£9.22</text:p>
          </table:table-cell>
          <table:table-cell table:style-name="ce25" table:formula="of:=[.O40]/NUMPACKS" office:value-type="currency" office:currency="GBP" office:value="0.0922" calcext:value-type="currency">
            <text:p>£0.09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1009"/>
        </table:table-row>
        <table:table-row table:style-name="ro2">
          <table:table-cell table:style-name="ce6" office:value-type="string" calcext:value-type="string">
            <text:p>Grand Total</text:p>
          </table:table-cell>
          <table:table-cell table:style-name="ce6" table:number-columns-repeated="11"/>
          <table:table-cell table:style-name="ce10"/>
          <table:table-cell table:style-name="ce6"/>
          <table:table-cell table:style-name="ce6" table:formula="of:=SUM([.O26];[.O32];[.O36];[.O40])" office:value-type="float" office:value="599.709358778626" calcext:value-type="float">
            <text:p>599.709358778626</text:p>
          </table:table-cell>
          <table:table-cell table:style-name="ce26" table:formula="of:=[.O42]/NUMPACKS" office:value-type="currency" office:currency="GBP" office:value="5.99709358778626" calcext:value-type="currency">
            <text:p>£6.00</text:p>
          </table:table-cell>
          <table:table-cell table:style-name="ce34"/>
          <table:table-cell table:style-name="ce6" table:number-columns-repeated="1006"/>
        </table:table-row>
        <table:table-row table:style-name="ro2" table:number-rows-repeated="104853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>
        <table:named-range table:name="EURORATE" table:base-cell-address="$Pricing.$B$5" table:cell-range-address="$Pricing.$B$5"/>
        <table:named-range table:name="NUMPACKS" table:base-cell-address="$Summary.$B$3" table:cell-range-address="$Pricing.$B$3"/>
        <table:named-range table:name="USRATE" table:base-cell-address="$Summary.$B$4" table:cell-range-address="$Pricing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Serif1" svg:font-family="'PT Serif'" style:font-adornments="Regular" style:font-family-generic="roman"/>
    <style:font-face style:name="PT Serif" svg:font-family="'PT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GB">£</number:currency-symbol>
      <number:number number:decimal-places="4" loext:min-decimal-places="4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4" loext:min-decimal-places="4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GB">£</number:currency-symbol>
      <number:number number:decimal-places="5" loext:min-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GB">£</number:currency-symbol>
      <number:number number:decimal-places="5" loext:min-decimal-places="5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6" loext:min-decimal-places="6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6" loext:min-decimal-places="6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09:51:38.1686526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Bennett</meta:initial-creator>
    <meta:creation-date>2013-10-29T09:15:03</meta:creation-date>
    <meta:generator>LibreOffice/5.4.5.1$Linux_X86_64 LibreOffice_project/40m0$Build-1</meta:generator>
    <dc:date>2018-04-09T09:53:30.321030053</dc:date>
    <meta:editing-duration>P2DT10H43M7S</meta:editing-duration>
    <meta:editing-cycles>15</meta:editing-cycles>
    <meta:document-statistic meta:table-count="2" meta:cell-count="355" meta:object-count="0"/>
  </office:meta>
</office:document-meta>
</file>